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6cm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2c32c6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officeooo:rsid="000f3b19" officeooo:paragraph-rsid="000f3b19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2pt" fo:font-weight="normal" officeooo:paragraph-rsid="0021c37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2pt" fo:font-weight="normal" officeooo:rsid="002bacf2" officeooo:paragraph-rsid="0019b98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2pt" fo:font-weight="normal" officeooo:rsid="002bacf2" officeooo:paragraph-rsid="0021c37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 style:shadow="none">
        <style:tab-stops/>
      </style:paragraph-properties>
      <style:text-properties style:font-name="Arial" fo:font-size="12pt" fo:font-weight="normal" officeooo:rsid="002bacf2" officeooo:paragraph-rsid="000f3b1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style:shadow="none">
        <style:tab-stops/>
      </style:paragraph-properties>
      <style:text-properties style:font-name="Arial" fo:font-size="12pt" fo:font-weight="normal" officeooo:rsid="002bacf2" officeooo:paragraph-rsid="000f3b1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2pt" officeooo:paragraph-rsid="0012f40b" style:font-size-asian="12pt" style:font-size-complex="12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2pt" officeooo:paragraph-rsid="0021c37e" style:font-size-asian="12pt" style:font-size-complex="12pt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12f40b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21c37e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f3b19"/>
    </style:style>
    <style:style style:name="P14" style:family="paragraph" style:parent-style-name="Standard" style:master-page-name="Standard">
      <style:paragraph-properties fo:text-align="start" style:justify-single-word="false" style:page-number="auto" style:shadow="none">
        <style:tab-stops/>
      </style:paragraph-properties>
      <style:text-properties officeooo:paragraph-rsid="0012f40b"/>
    </style:style>
    <style:style style:name="P15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6pt" officeooo:paragraph-rsid="000f3b19" style:font-size-asian="26pt" style:font-size-complex="26pt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2pt" fo:font-style="normal" fo:font-weight="normal" officeooo:rsid="0023d323" officeooo:paragraph-rsid="000f3b1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 style:shadow="none">
        <style:tab-stops/>
      </style:paragraph-properties>
      <style:text-properties style:font-name="Arial" fo:font-size="12pt" fo:font-style="normal" fo:font-weight="normal" officeooo:rsid="000f3b19" officeooo:paragraph-rsid="000f3b1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 style:shadow="none">
        <style:tab-stops/>
      </style:paragraph-properties>
      <style:text-properties style:font-name="Arial" fo:font-size="12pt" fo:font-weight="normal" officeooo:rsid="000f3b19" officeooo:paragraph-rsid="0035c60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 style:shadow="none">
        <style:tab-stops/>
      </style:paragraph-properties>
      <style:text-properties style:font-name="Arial" fo:font-size="12pt" fo:font-weight="normal" officeooo:rsid="000f3b19" officeooo:paragraph-rsid="0046799b" style:font-size-asian="12pt" style:font-weight-asian="normal" style:font-size-complex="12pt" style:font-weight-complex="normal"/>
    </style:style>
    <style:style style:name="T1" style:family="text">
      <style:text-properties officeooo:rsid="003b1d12"/>
    </style:style>
    <style:style style:name="T2" style:family="text">
      <style:text-properties officeooo:rsid="000f3b19"/>
    </style:style>
    <style:style style:name="T3" style:family="text">
      <style:text-properties style:font-name="Arial" fo:font-size="12pt" officeooo:rsid="0014ddfa" style:font-size-asian="12pt" style:font-size-complex="12pt"/>
    </style:style>
    <style:style style:name="T4" style:family="text">
      <style:text-properties style:font-name="Arial" fo:font-size="12pt" officeooo:rsid="001b5cba" style:font-size-asian="12pt" style:font-size-complex="12pt"/>
    </style:style>
    <style:style style:name="T5" style:family="text">
      <style:text-properties style:font-name="Arial" fo:font-size="12pt" officeooo:rsid="0024fb20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3b19" style:font-style-asian="normal" style:font-style-complex="normal"/>
    </style:style>
    <style:style style:name="T8" style:family="text">
      <style:text-properties fo:font-style="normal" officeooo:rsid="0023d323" style:font-style-asian="normal" style:font-style-complex="normal"/>
    </style:style>
    <style:style style:name="T9" style:family="text">
      <style:text-properties fo:font-style="normal" officeooo:rsid="001dc580" style:font-style-asian="normal" style:font-style-complex="normal"/>
    </style:style>
    <style:style style:name="T10" style:family="text">
      <style:text-properties fo:font-style="normal" officeooo:rsid="0034036e" style:font-style-asian="normal" style:font-style-complex="normal"/>
    </style:style>
    <style:style style:name="T11" style:family="text">
      <style:text-properties officeooo:rsid="0014ddfa"/>
    </style:style>
    <style:style style:name="T12" style:family="text">
      <style:text-properties officeooo:rsid="001f7f53"/>
    </style:style>
    <style:style style:name="T13" style:family="text">
      <style:text-properties fo:font-weight="normal" officeooo:rsid="001f7f53" style:font-weight-asian="normal" style:font-weight-complex="normal"/>
    </style:style>
    <style:style style:name="T14" style:family="text">
      <style:text-properties officeooo:rsid="002a0d14"/>
    </style:style>
    <style:style style:name="T15" style:family="text">
      <style:text-properties officeooo:rsid="00313d4b"/>
    </style:style>
    <style:style style:name="T16" style:family="text">
      <style:text-properties officeooo:rsid="0040dede"/>
    </style:style>
    <style:style style:name="T17" style:family="text">
      <style:text-properties officeooo:rsid="004783b6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o.company_id.name"/>
        <text:user-field-decl office:value-type="string" office:string-value="Société téléphone" text:name="py3o.o.company_id.phone"/>
        <text:user-field-decl office:value-type="string" office:string-value="Société Ville" text:name="py3o.o.company_id.city"/>
        <text:user-field-decl office:value-type="float" office:value="0" text:name="py3o.o.donation_date"/>
        <text:user-field-decl office:value-type="float" office:value="0" text:name="py3o.o.amount_total"/>
        <text:user-field-decl office:value-type="string" office:string-value="Utilisateur" text:name="py3o.o.write_uid.name"/>
        <text:user-field-decl office:value-type="string" office:string-value="Monnaie" text:name="py3o.o.currency_id.symbol"/>
        <text:user-field-decl office:value-type="string" office:string-value="Titre donateur" text:name="py3o.o.partner_id.title.shortcut"/>
        <text:user-field-decl office:value-type="string" office:string-value="Nom donateur" text:name="py3o.o.partner_id.name"/>
        <text:user-field-decl office:value-type="string" office:string-value="Ligne adresse donateur" text:name="py3o.line"/>
        <text:user-field-decl office:value-type="string" office:string-value="Ligne adresse société" text:name="py3o.cline"/>
      </text:user-field-decls>
      <text:p text:style-name="P13"><text:a xlink:type="simple" xlink:href="py3o://for=%22o%20in%20objects%22" text:style-name="Internet_20_link" text:visited-style-name="Visited_20_Internet_20_Link"><text:span text:style-name="T1">for="o in objects"</text:span></text:a></text:p>
      <text:p text:style-name="P1"><text:a xlink:type="simple" xlink:href="py3o://function=%22setLang('fr_FR')%22" text:style-name="Internet_20_link" text:visited-style-name="Visited_20_Internet_20_Link"><text:span text:style-name="T16">function="setLang('fr_FR')"</text:span></text:a></text:p>
      <text:p text:style-name="P15">✝</text:p>
      <text:p text:style-name="P2">PAX</text:p>
      <text:p text:style-name="P7"/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text:a xlink:type="simple" xlink:href="py3o://with=%22clines=o.company_id.partner_id.contact_address.split('%5Cn')%22" text:style-name="Internet_20_link" text:visited-style-name="Visited_20_Internet_20_Link"><text:span text:style-name="T14">with="clines=o.company_id.partner_id.contact_address.split('\n')"</text:span></text:a></text:p>
            <text:p text:style-name="P11"><text:a xlink:type="simple" xlink:href="py3o://for=%22cline%20in%20clines%22" text:style-name="Internet_20_link" text:visited-style-name="Visited_20_Internet_20_Link"><text:span text:style-name="T4">for="cline in clines"</text:span></text:a></text:p>
            <text:p text:style-name="P9"><text:user-field-get text:name="py3o.cline">Ligne adresse société</text:user-field-get></text:p>
            <text:p text:style-name="P11"><text:a xlink:type="simple" xlink:href="py3o:///for" text:style-name="Internet_20_link" text:visited-style-name="Visited_20_Internet_20_Link"><text:span text:style-name="T3">/for</text:span></text:a></text:p>
            <text:p text:style-name="P3"><text:a xlink:type="simple" xlink:href="py3o:///with" text:style-name="Internet_20_link" text:visited-style-name="Visited_20_Internet_20_Link"><text:span text:style-name="T11">/with</text:span></text:a></text:p>
            <text:p text:style-name="P11"><text:a xlink:type="simple" xlink:href="py3o://if=%22o.company_id.phone%22" text:style-name="Internet_20_link" text:visited-style-name="Visited_20_Internet_20_Link"><text:span text:style-name="T12">if="o.company_id.phone"</text:span></text:a></text:p>
            <text:p text:style-name="P5"><text:span text:style-name="T2">Tél : </text:span><text:user-field-get text:name="py3o.o.company_id.phone">Société téléphone</text:user-field-get></text:p>
            <text:p text:style-name="P9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4"><text:span text:style-name="T6"><text:user-field-get text:name="py3o.o.company_id.city">Société Ville</text:user-field-get></text:span><text:span text:style-name="T6">, </text:span><text:span text:style-name="T7">le </text:span><text:span text:style-name="T8"><text:date style:data-style-name="N76" text:date-value="2016-12-09T12:20:36.100429203">9 décembre 2016</text:date></text:span><text:span text:style-name="T8">,</text:span></text:p>
          </table:table-cell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><text:user-field-get text:name="py3o.o.partner_id.title.shortcut">Titre donateur</text:user-field-get> <text:user-field-get text:name="py3o.o.partner_id.name">Nom donateur</text:user-field-get></text:p>
            <text:p text:style-name="P14"><text:a xlink:type="simple" xlink:href="py3o://with=%22lines=o.partner_id.contact_address.split('%5Cn')%22" text:style-name="Internet_20_link" text:visited-style-name="Visited_20_Internet_20_Link"><text:span text:style-name="T5">with="lines=o.partner_id.contact_address.split('\n')"</text:span></text:a></text:p>
            <text:p text:style-name="P10"><text:a xlink:type="simple" xlink:href="py3o://for=%22line%20in%20lines%22" text:style-name="Internet_20_link" text:visited-style-name="Visited_20_Internet_20_Link"><text:span text:style-name="T3">for="line in lines"</text:span></text:a></text:p>
            <text:p text:style-name="P8"><text:user-field-get text:name="py3o.line">Ligne adresse donateur</text:user-field-get></text:p>
            <text:p text:style-name="P10"><text:a xlink:type="simple" xlink:href="py3o:///for" text:style-name="Internet_20_link" text:visited-style-name="Visited_20_Internet_20_Link"><text:span text:style-name="T3">/for</text:span></text:a></text:p>
            <text:p text:style-name="P10"><text:a xlink:type="simple" xlink:href="py3o:///with" text:style-name="Internet_20_link" text:visited-style-name="Visited_20_Internet_20_Link"><text:span text:style-name="T3">/with</text:span></text:a></text:p>
          </table:table-cell>
        </table:table-row>
      </table:table>
      <text:p text:style-name="P16"/>
      <text:p text:style-name="P16"/>
      <text:p text:style-name="P6"><text:span text:style-name="T8"><text:tab/></text:span><text:span text:style-name="T7">Cher Monsieur, chère Madame,</text:span></text:p>
      <text:p text:style-name="P17"/>
      <text:p text:style-name="P18">Nous accusons bonne réception de votre don en date du <text:a xlink:type="simple" xlink:href="py3o://function=%22formatLang(o.donation_date,%20date=True)%22" text:style-name="Internet_20_link" text:visited-style-name="Visited_20_Internet_20_Link"><text:span text:style-name="T15">function="formatLang(o.donation_date, date=True)"</text:span></text:a><text:span text:style-name="T15"> </text:span>gratifiant <text:span text:style-name="T17">notre institution</text:span> de la somme de </text:p>
      <text:p text:style-name="P19"><text:a xlink:type="simple" xlink:href="py3o://function=%22formatLang(o.amount_total,%20monetary=True,%20currency_obj=o.currency_id)%22" text:style-name="Internet_20_link" text:visited-style-name="Visited_20_Internet_20_Link"><text:span text:style-name="T10">function="formatLang(o.amount_total, monetary=True, currency_obj=o.currency_id)"</text:span></text:a><text:span text:style-name="T6">.</text:span></text:p>
      <text:p text:style-name="P19"><text:span text:style-name="T6"/></text:p>
      <text:p text:style-name="P19"><text:span text:style-name="T6">Ce don si charitable nous touche profondément ; il permettra de financer une partie des gros travaux entrepris au monastère.</text:span></text:p>
      <text:p text:style-name="P17"/>
      <text:p text:style-name="P17">Je vous prie de recevoir nos plus vifs remerciements avec l'assurance de nos prières à toutes vos intentions.</text:p>
      <text:p text:style-name="P17"/>
      <text:p text:style-name="P17">Vous confiez également à la prière des moines .... Sachez que la communauté priera à cette intention.</text:p>
      <text:p text:style-name="P17"/>
      <text:p text:style-name="P17"><text:soft-page-break/>Veuillez agréer, cher Monsieur, chère Madame, l'assurance de mes religieuses salutations.</text:p>
      <text:p text:style-name="P17"/>
      <text:p text:style-name="P6"><text:tab/><text:tab/><text:tab/><text:tab/><text:tab/><text:tab/><text:tab/><text:tab/><text:span text:style-name="T9"><text:user-field-get text:name="py3o.o.write_uid.name">Utilisateur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0:49:04.375707280</meta:creation-date>
    <dc:date>2016-12-09T12:20:36.041880046</dc:date>
    <meta:editing-duration>PT1H8M34S</meta:editing-duration>
    <meta:editing-cycles>41</meta:editing-cycles>
    <meta:generator>LibreOffice/5.1.4.2$Linux_X86_64 LibreOffice_project/10m0$Build-2</meta:generator>
    <meta:document-statistic meta:table-count="1" meta:image-count="0" meta:object-count="0" meta:page-count="2" meta:paragraph-count="27" meta:word-count="133" meta:character-count="1078" meta:non-whitespace-character-count="962"/>
  </office:meta>
</office:document-meta>
</file>